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ext_20_body">
      <style:paragraph-properties>
        <style:tab-stops/>
      </style:paragraph-properties>
    </style:style>
    <style:style style:name="P3" style:family="paragraph" style:parent-style-name="Text_20_body">
      <style:paragraph-properties>
        <style:tab-stops/>
      </style:paragraph-properties>
      <style:text-properties style:font-name="Times New Roman" style:font-name-asian="Times New Roman" style:font-name-complex="Times New Roman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/>
    </style:style>
    <style:style style:name="P9" style:family="paragraph" style:parent-style-name="Footer">
      <style:paragraph-properties fo:margin-left="0in" fo:margin-right="0.25in" fo:text-indent="0in" style:auto-text-indent="false"/>
    </style:style>
    <style:style style:name="P10" style:family="paragraph" style:parent-style-name="Normal_20__28_Web_29_">
      <style:paragraph-properties fo:margin-top="0in" fo:margin-bottom="0in" style:contextual-spacing="false"/>
      <style:text-properties style:font-name="Times New Roman" style:font-name-asian="Times New Roman" style:font-name-complex="Times New Roman"/>
    </style:style>
    <style:style style:name="P11" style:family="paragraph" style:parent-style-name="Header">
      <style:paragraph-properties>
        <style:tab-stops/>
      </style:paragraph-properties>
      <style:text-properties fo:font-size="12pt" style:font-size-asian="12pt"/>
    </style:style>
    <style:style style:name="P12" style:family="paragraph" style:parent-style-name="Header">
      <style:paragraph-properties fo:margin-left="0in" fo:margin-right="0.25in" fo:text-indent="0in" style:auto-text-indent="false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1">
      <style:text-properties fo:font-size="12pt" style:font-size-asian="12pt"/>
    </style:style>
    <style:style style:name="P15" style:family="paragraph" style:parent-style-name="Heading_20_1">
      <style:text-properties style:font-name="Times New Roman" fo:font-size="12pt" fo:font-weight="normal" style:font-size-asian="12pt" style:font-weight-asian="normal" style:font-name-complex="Times New Roman"/>
    </style:style>
    <style:style style:name="P16" style:family="paragraph" style:parent-style-name="Heading_20_1" style:master-page-name="Standard">
      <style:paragraph-properties style:page-number="auto"/>
    </style:style>
    <style:style style:name="T1" style:family="text">
      <style:text-properties fo:font-size="12pt" fo:font-weight="normal" style:font-size-asian="12pt" style:font-weight-asian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/>
    </style:style>
    <style:style style:name="T4" style:family="text">
      <style:text-properties fo:font-size="12pt" fo:font-weight="normal" officeooo:rsid="0009ad93" style:font-size-asian="12pt" style:font-weight-asian="normal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style:font-name="Symbol"/>
    </style:style>
    <style:style style:name="T9" style:family="text">
      <style:text-properties style:font-name="Symbol" fo:font-size="12pt" style:font-size-asian="12pt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style:text-position="sub 58%" fo:font-size="12pt" style:font-size-asian="12pt"/>
    </style:style>
    <style:style style:name="T1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87108384" text:id="ct87108384">
          <text:insertion>
            <office:change-info>
              <dc:creator>Unknown Author</dc:creator>
              <dc:date>2015-06-13T18:55:00</dc:date>
            </office:change-info>
          </text:insertion>
        </text:changed-region>
        <text:changed-region xml:id="ct81458016" text:id="ct81458016">
          <text:deletion>
            <office:change-info>
              <dc:creator>Unknown Author</dc:creator>
              <dc:date>2015-06-13T18:55:00</dc:date>
            </office:change-info>
            <text:h text:style-name="P1" text:outline-level="1"><text:span text:style-name="T1"><text:date style:data-style-name="N76" text:date-value="2015-06-13T18:56:07.438574507">June 13, 2015</text:date></text:span></text:h>
          </text:deletion>
        </text:changed-region>
        <text:changed-region xml:id="ct71368256" text:id="ct71368256">
          <text:insertion>
            <office:change-info>
              <dc:creator>James A. Bowery</dc:creator>
              <dc:date>2001-06-11T17:24:00</dc:date>
            </office:change-info>
          </text:insertion>
        </text:changed-region>
        <text:changed-region xml:id="ct71261024" text:id="ct71261024">
          <text:insertion>
            <office:change-info>
              <dc:creator>James A. Bowery</dc:creator>
              <dc:date>2001-06-11T17:28:00</dc:date>
            </office:change-info>
          </text:insertion>
        </text:changed-region>
        <text:changed-region xml:id="ct70833024" text:id="ct70833024">
          <text:insertion>
            <office:change-info>
              <dc:creator>James A. Bowery</dc:creator>
              <dc:date>2001-06-11T17:24:00</dc:date>
            </office:change-info>
          </text:insertion>
        </text:changed-region>
        <text:changed-region xml:id="ct71374816" text:id="ct71374816">
          <text:deletion>
            <office:change-info>
              <dc:creator>James A. Bowery</dc:creator>
              <dc:date>2001-06-11T17:19:00</dc:date>
            </office:change-info>
            <text:p text:style-name="Standard"><text:span text:style-name="T2">can be defined modulo list variations by</text:span></text:p>
          </text:deletion>
        </text:changed-region>
        <text:changed-region xml:id="ct71260480" text:id="ct71260480">
          <text:insertion>
            <office:change-info>
              <dc:creator>James A. Bowery</dc:creator>
              <dc:date>2001-06-11T17:19:00</dc:date>
            </office:change-info>
          </text:insertion>
        </text:changed-region>
        <text:changed-region xml:id="ct71261216" text:id="ct71261216">
          <text:deletion>
            <office:change-info>
              <dc:creator>James A. Bowery</dc:creator>
              <dc:date>2001-06-11T17:28:00</dc:date>
            </office:change-info>
            <text:p text:style-name="Standard"><text:span text:style-name="T2">, and conversely any list variant of S will have the same defining Slang I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Notes on Identity and Pairing.doc <text:s text:c="3"/></text:span><text:change-start text:change-id="ct87108384"/><text:span text:style-name="T4">June 11, 2001</text:span><text:change-end text:change-id="ct87108384"/><text:change text:change-id="ct81458016"/></text:h>
      <text:h text:style-name="P13" text:outline-level="1"/>
      <text:h text:style-name="Heading_20_1" text:outline-level="1">----------------------------------- <text:s/>Local Identity Predicate -------------------</text:h>
      <text:p text:style-name="P4">defined by the following two axioms.</text:p>
      <text:p text:style-name="P4"/>
      <text:p text:style-name="Standard"><text:span text:style-name="T6">ID Axiom 1.</text:span><text:span text:style-name="T2"> <text:s/>Symmetry. <text:s/>If x=y <text:s/>then <text:s/>y=x</text:span></text:p>
      <text:p text:style-name="Standard"><text:span text:style-name="T6">ID Axiom 2.</text:span><text:span text:style-name="T2"> <text:s/>Transitivity. <text:s text:c="2"/>If x=y <text:s/>and <text:s/>y=z then x=z</text:span></text:p>
      <text:p text:style-name="P4"/>
      <text:p text:style-name="Standard"><text:span text:style-name="T6">Theorem.</text:span><text:span text:style-name="T2"> <text:s/>If x equals anything then it equals itself, i.e If </text:span><text:span text:style-name="T9"></text:span><text:span text:style-name="T2">y(x=y) then x=x </text:span></text:p>
      <text:p text:style-name="Standard"><text:span text:style-name="T2">Proof: Apply Axiom 1 to get </text:span><text:span text:style-name="T9"></text:span><text:span text:style-name="T2">y(x=y and y=x) and then substitute x for z in Axiom 2.</text:span></text:p>
      <text:p text:style-name="P10"/>
      <text:h text:style-name="P14" text:outline-level="1">----------------------------------- <text:s/>Global Identity Predicate ----------------------------</text:h>
      <text:p text:style-name="P4">satisfies axioms 1 and 2 plus:</text:p>
      <text:p text:style-name="P4"/>
      <text:p text:style-name="Standard"><text:span text:style-name="T6">ID Axiom 3.</text:span><text:span text:style-name="T2"> <text:s/>Universality. <text:s/>x=x</text:span></text:p>
      <text:p text:style-name="P10"/>
      <text:h text:style-name="P14" text:outline-level="1">ID Cardinality: </text:h>
      <text:p text:style-name="P2"><text:span text:style-name="T10">We say that an identity predicate x=y has cardinality 1 if </text:span><text:span text:style-name="T8"></text:span><text:span text:style-name="T10">x,y(x=y). <text:s/>It has cardinality 2 if it doesn’t have cardinality 1 and </text:span><text:span text:style-name="T8"></text:span><text:span text:style-name="T10">x,y,z)(x</text:span><text:span text:style-name="T8"></text:span><text:span text:style-name="T10">y and y</text:span><text:span text:style-name="T8"></text:span><text:span text:style-name="T10">z) </text:span><text:span text:style-name="T8"></text:span><text:span text:style-name="T10"> x=z). <text:s/>). <text:s/>It has cardinality 3 if it doesn’t have cardinality 2 and </text:span><text:span text:style-name="T8"></text:span><text:span text:style-name="T10">x,y,z,w)(x</text:span><text:span text:style-name="T8"></text:span><text:span text:style-name="T10">y and y</text:span><text:span text:style-name="T8"></text:span><text:span text:style-name="T10">z and x</text:span><text:span text:style-name="T8"></text:span><text:span text:style-name="T10">z and w</text:span><text:span text:style-name="T8"></text:span><text:span text:style-name="T10">z and w</text:span><text:span text:style-name="T8"></text:span><text:span text:style-name="T10">y) </text:span><text:span text:style-name="T8"></text:span><text:span text:style-name="T10"> w=x). <text:s/>Etc. <text:s/>If there is no such N, we say that it has infinite cardinality.</text:span></text:p>
      <text:p text:style-name="P4"/>
      <text:p text:style-name="P11"/>
      <text:p text:style-name="P11"/>
      <text:h text:style-name="P14" text:outline-level="1">----------------------------------- <text:s/>Local Pairing Predicate ----------------------------</text:h>
      <text:p text:style-name="P4"/>
      <text:p text:style-name="Standard"><text:span text:style-name="T2">A </text:span><text:span text:style-name="T7">local pairing predicate</text:span><text:span text:style-name="T2"> Pair(p, x, y), read “p is the ordered pair consisting of x followed by y”, is defined by the following two axiom, which presuppose that we are given an identity predicate x=y, which can be either local or global.</text:span></text:p>
      <text:p text:style-name="P4"/>
      <text:p text:style-name="Standard"><text:span text:style-name="T6">Pair Axiom 1. <text:s/></text:span><text:span text:style-name="T2">The ordered pair p is</text:span><text:span text:style-name="T6"> </text:span><text:span text:style-name="T2">function of x and y, i.e: If Pair(p,x,y) and Pair(p’,x,y) then p = p’.</text:span></text:p>
      <text:p text:style-name="P4"/>
      <text:p text:style-name="Standard"><text:span text:style-name="T6">Pair Axiom 2. </text:span><text:span text:style-name="T2"><text:s/>The members</text:span><text:span text:style-name="T6"> </text:span><text:span text:style-name="T2">x and y are functions of the ordered pair p, i.e. If Pair(p,x,y) and Pair(p,x’,y’) then x=x’ and y=y’.</text:span></text:p>
      <text:p text:style-name="P10"/>
      <text:h text:style-name="P14" text:outline-level="1">----------------------------------- <text:s/>Global Pairing Predicates ----------------------------</text:h>
      <text:h text:style-name="P15" text:outline-level="1">satisfies Axioms 1 and 2 plus</text:h>
      <text:p text:style-name="Standard"><text:span text:style-name="T6">Pair Axiom 3.</text:span><text:span text:style-name="T2"> <text:s/>Universality. <text:s/></text:span><text:span text:style-name="T9"></text:span><text:span text:style-name="T2">x,y</text:span><text:span text:style-name="T9"></text:span><text:span text:style-name="T2">p(Pair(p,x,y)) <text:s/></text:span></text:p>
      <text:p text:style-name="P5"/>
      <text:p text:style-name="P3">This says that any two things can be put together into an ordered pair. <text:s/>Set theory usually defined a universal pairing predicate Pair(p,x,y) by the statement p = {{x,y},x}. <text:s/>Note that if a pairing predicate satisfies Axiom 3 the identity predicate that occurs in Axioms 1 and 2 must either have cardinality 1 or infinite cardinality.</text:p>
      <text:p text:style-name="P4"/>
      <text:p text:style-name="P4"><text:soft-page-break/></text:p>
      <text:p text:style-name="P7"><text:span text:style-name="T11">-------------------- </text:span><text:span text:style-name="T12">Predication and Relative Pairing -----------------</text:span></text:p>
      <text:p text:style-name="P4"/>
      <text:p text:style-name="Standard"><text:span text:style-name="T2"><text:tab/>Given a global pairing predicate Pair(p,x,y) and a two place predicate Q(x,y), we define the </text:span><text:span text:style-name="T7">relative</text:span><text:span text:style-name="T2"> pairing predicate Pair</text:span><text:span text:style-name="T13">Q</text:span><text:span text:style-name="T2">(p,x,y) to mean (Pair(p,x,y) and Q(x,y)). <text:s/>Intuitively we can think of Pair</text:span><text:span text:style-name="T13">Q</text:span><text:span text:style-name="T2"> as the “extension” of Q, though of course there are no sets involved. <text:s/>Pair</text:span><text:span text:style-name="T13">Q</text:span><text:span text:style-name="T2"> is a local pairing predicate unless Q(x,y) is true for all x and y.</text:span></text:p>
      <text:p text:style-name="P4"/>
      <text:p text:style-name="Standard"><text:span text:style-name="T6">Theorem.</text:span><text:span text:style-name="T2"> <text:s/>Q(x,y) iff </text:span><text:span text:style-name="T9"></text:span><text:span text:style-name="T2">p(Pair</text:span><text:span text:style-name="T13">Q­</text:span><text:span text:style-name="T2">(p,x,y), i.e. we can define Q(x,y) in terms of Pair</text:span><text:span text:style-name="T13">Q</text:span><text:span text:style-name="T2">(p,x,y).</text:span></text:p>
      <text:p text:style-name="P4"/>
      <text:p text:style-name="Standard"><text:span text:style-name="T2">Proof. <text:s/>Assume </text:span><text:span text:style-name="T9"></text:span><text:span text:style-name="T2">p(Pair</text:span><text:span text:style-name="T13">Q­</text:span><text:span text:style-name="T2">(p,x,y), which means </text:span><text:span text:style-name="T9"></text:span><text:span text:style-name="T2">p(Pair(p,x,y) and Q(x,y)). <text:s/>Since p doesn’t occur in Q(x,y) we can, by a theorem of the predicate calculus, rewrite this as </text:span><text:span text:style-name="T9"></text:span><text:span text:style-name="T2">p(Pair(p,x,y)) and Q(x,y). <text:s/>But since Pair is global, by axiom 3 the first clause is always true, so the expression reduces to Q(x,y). <text:s/>The same argument can be run backwards, i.e. we can write Q(x,y) as (TRUE and Q(x,y)), which is (</text:span><text:span text:style-name="T9"></text:span><text:span text:style-name="T2">p(Pair(p,x,y)) and Q(x,y)) and is thus </text:span><text:span text:style-name="T9"></text:span><text:span text:style-name="T2">p(Pair</text:span><text:span text:style-name="T13">Q­</text:span><text:span text:style-name="T2">(p,x,y). <text:s/>QED.</text:span></text:p>
      <text:p text:style-name="P4"/>
      <text:p text:style-name="P6"><text:span text:style-name="T11">-------------------- </text:span><text:span text:style-name="T12">Predication and Identity <text:s/>-----------------</text:span></text:p>
      <text:p text:style-name="P4"/>
      <text:p text:style-name="Standard"><text:span text:style-name="T2"><text:s/><text:tab/>Given a </text:span><text:span text:style-name="T7">quality</text:span><text:span text:style-name="T2"> (single-place predicate) Q(x), define the </text:span><text:span text:style-name="T7">Quine identity</text:span><text:span text:style-name="T2"> Q(x=y) of Q by the rule Q(x=y) </text:span><text:span text:style-name="T9"></text:span><text:span text:style-name="T2"> (Q(x) </text:span><text:span text:style-name="T9"></text:span><text:span text:style-name="T2"> Q(y))</text:span></text:p>
      <text:p text:style-name="P4"/>
      <text:p text:style-name="Standard"><text:span text:style-name="T6">Theorem</text:span><text:span text:style-name="T2">. <text:s/>Q(x=y) satisfies substitutivity (substituting equals for equals does not change truth values) for any WFF (well-formed formula) in which Q is the only primitive predicate. <text:s/>Proof: <text:s/>Run the definition backwards, watching out for the scope of quantifiers.</text:span></text:p>
      <text:p text:style-name="P4"/>
      <text:p text:style-name="Standard"><text:span text:style-name="T6">Define</text:span><text:span text:style-name="T2"> the </text:span><text:span text:style-name="T7">Leibniz join</text:span><text:span text:style-name="T2"> of a set of Quine identities as their conjunction with the same variables, e.g. (Q1(x=y) and Q2(x=y) etc.).</text:span></text:p>
      <text:p text:style-name="P4"/>
      <text:p text:style-name="Standard"><text:span text:style-name="T6">Theorem.</text:span><text:span text:style-name="T2"> <text:s/>The Leibniz join of a set of Quine identities satisfies substitutivity for any WFF logically composed from them.</text:span></text:p>
      <text:p text:style-name="P10"/>
      <text:p text:style-name="Standard"><text:span text:style-name="T2"><text:tab/>Think of the two-place predicate Q(x,i) as a range of qualities Q</text:span><text:span text:style-name="T13">i</text:span><text:span text:style-name="T2">(x) indexed by the second variable i. <text:s/>Then the expression Q</text:span><text:span text:style-name="T13">i</text:span><text:span text:style-name="T2">(x=y) becomes a range of Quine identities indexed by i, and the expression </text:span><text:span text:style-name="T9"></text:span><text:span text:style-name="T2">i Q</text:span><text:span text:style-name="T13">i</text:span><text:span text:style-name="T2">(x=y) is the Leibniz join of that range. <text:s/>Similarly for the same construction with i in the first place, i.e. Q(i,x). <text:s/>It can be shown that the conjunction of these two joins satisfies substitutivity for all expression in Q. Call this conjunction the </text:span><text:span text:style-name="T7">Quine identity</text:span><text:span text:style-name="T2"> of Q, written Q(x=y). <text:s/>It’s easy to see how to extend this to several predicates, and to predicates with more than 2 places.</text:span></text:p>
      <text:p text:style-name="P4"/>
      <text:p text:style-name="Standard"><text:span text:style-name="T6">Theorem (Quine).</text:span><text:span text:style-name="T2"> <text:s/>In any standard language with a finite set of predicates, the Leibniz join of the Quine identities of those predicates is an identity for the language.</text:span></text:p>
      <text:p text:style-name="P4"/>
      <text:p text:style-name="P4">We see how to get identity from predication; next we’ll see how to go the opposite way.</text:p>
      <text:p text:style-name="P4"/>
      <text:p text:style-name="P8">The Expressive Power of Identity </text:p>
      <text:p text:style-name="P4"/>
      <text:p text:style-name="Standard"><text:span text:style-name="T2">Define a </text:span><text:span text:style-name="T7">Slang</text:span><text:span text:style-name="T2"> (Standard Language) as the predicate calculus plus a finite list of primitive predicates, no terms other than variables, and a set of axioms that can be finite or infinite. <text:s/>Define a WFF as a properly formed expression in a Slang.</text:span></text:p>
      <text:p text:style-name="P4"/>
      <text:p text:style-name="Standard"><text:span text:style-name="T2">Two Slangs are called </text:span><text:span text:style-name="T7">list variants</text:span><text:span text:style-name="T2"> if one can be gotten from the other by reordering the list of predicates and the order of variables in each predicate.</text:span></text:p>
      <text:p text:style-name="P4"/>
      <text:p text:style-name="Standard"><text:change-start text:change-id="ct71368256"/><text:span text:style-name="T6">Theorem</text:span><text:span text:style-name="T2">. <text:s/>The property of list variants forms an </text:span><text:change-end text:change-id="ct71368256"/><text:change-start text:change-id="ct71261024"/><text:span text:style-name="T2">identity</text:span><text:change-end text:change-id="ct71261024"/><text:change-start text:change-id="ct70833024"/><text:span text:style-name="T2"> on Slangs. </text:span></text:p>
      <text:p text:style-name="P4"><text:change-end text:change-id="ct70833024"/></text:p>
      <text:p text:style-name="Standard"><text:span text:style-name="T6">Theorem</text:span><text:span text:style-name="T2">. <text:s/>Any Slang S </text:span><text:change text:change-id="ct71374816"/><text:change-start text:change-id="ct71260480"/><text:span text:style-name="T2">is a list variant of</text:span><text:change-end text:change-id="ct71260480"/><text:span text:style-name="T2"> a Slang I whose only primitive predicates are three global identity predicates R(x=y), C(x=y) and V(x=y)</text:span><text:change text:change-id="ct71261216"/><text:span text:style-name="T2">.</text:span></text:p>
      <text:p text:style-name="P10"/>
      <text:p text:style-name="Standard"><text:span text:style-name="T2">Call such a Slang I an </text:span><text:span text:style-name="T7">RCV language</text:span><text:span text:style-name="T2">.</text:span></text:p>
      <text:p text:style-name="P4"/>
      <text:p text:style-name="Standard"><text:span text:style-name="T6">Theorem.</text:span><text:span text:style-name="T2"> <text:s/>ZF set theory can be constructively defined in terms of an RCV language.</text:span></text:p>
      <text:p text:style-name="P4"/>
      <text:p text:style-name="Standard"><text:span text:style-name="T6">Theorem.</text:span><text:span text:style-name="T2"> <text:s/>If a Slang S has the power to define a global pairing predicate, then one can effectively construct its RCV language I, and conversely one effectively construct the set of list variants of S from I.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6in"/>
        </style:tab-stops>
      </style:paragraph-properties>
      <style:text-properties style:font-name="Arial" fo:font-family="Arial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paragraph" svg:y="0.0008in" draw:z-index="7"><draw:text-box fo:min-height="0.0228in" fo:min-width="0in"><text:p text:style-name="Header"><text:span text:style-name="Page_20_Number"><text:page-number text:select-page="current">4</text:page-number></text:span></text:p><text:p text:style-name="Header"/></draw:text-box></draw:frame></text:p>
      </style:header>
      <style:footer>
        <text:p text:style-name="MP2"><draw:frame draw:style-name="Mfr1" draw:name="Frame1" text:anchor-type="paragraph" svg:y="0.0008in" draw:z-index="3"><draw:text-box fo:min-height="0.0228in" fo:min-width="0in"><text:p text:style-name="Footer"><text:span text:style-name="Page_20_Number"><text:page-number text:select-page="current">4</text:page-number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endix on identity</dc:title>
    <meta:initial-creator>Tom Etter</meta:initial-creator>
    <meta:creation-date>2001-03-05T19:04:00</meta:creation-date>
    <dc:date>2015-06-13T18:56:07.398749648</dc:date>
    <meta:editing-cycles>5</meta:editing-cycles>
    <meta:editing-duration>PT31M</meta:editing-duration>
    <meta:generator>LibreOffice/4.2.8.2$Linux_X86_64 LibreOffice_project/420m0$Build-2</meta:generator>
    <meta:document-statistic meta:table-count="0" meta:image-count="0" meta:object-count="0" meta:page-count="4" meta:paragraph-count="42" meta:word-count="926" meta:character-count="5512" meta:non-whitespace-character-count="4595"/>
  </office:meta>
</office:document-meta>
</file>